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weight-complex="bold"/>
    </style:style>
    <style:style style:name="T8"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9"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10"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11"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2" style:family="text">
      <style:text-properties style:font-name="Arial1" fo:font-size="10pt" style:text-underline-style="solid" style:text-underline-width="auto" style:text-underline-color="font-color" style:font-size-asian="10pt" style:font-name-complex="Arial1"/>
    </style:style>
    <style:style style:name="T13" style:family="text">
      <style:text-properties style:font-name="Arial1" fo:font-size="10pt" style:font-name-asian="Arial1"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6" style:family="text">
      <style:text-properties style:font-name="Arial1" fo:font-size="10pt" fo:language="ru" fo:country="RU" style:font-size-asian="10pt" style:font-name-complex="Arial1"/>
    </style:style>
    <style:style style:name="T17"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font-name="Symbol" fo:font-size="10pt" fo:language="ru" fo:country="RU" fo:font-weight="bold" style:font-size-asian="10pt" style:font-weight-asian="bold" style:font-name-complex="Symbol" style:font-size-complex="10pt"/>
    </style:style>
    <style:style style:name="T20"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8cm" draw:visible-area-height="4.444cm"/>
    </style:style>
    <style:style style:name="fr2" style:family="graphic" style:parent-style-name="OLE">
      <style:graphic-properties fo:margin-left="0cm" fo:margin-right="0cm" style:vertical-pos="middle" style:vertical-rel="text" fo:padding="0.026cm" fo:border="none" draw:ole-draw-aspect="1" draw:visible-area-top="0cm" draw:visible-area-width="0.616cm" draw:visible-area-height="0.476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2"><text:s/>15.02.2019</text:span><text:span text:style-name="T5">г.</text:span></text:p>
      <text:p text:style-name="Standard"><text:span text:style-name="T1">Тип: </text:span><text:span text:style-name="T11">Дозиметр-радиометр МКС-</text:span><text:span text:style-name="T6">AT</text:span><text:span text:style-name="T11">1117М</text:span></text:p>
      <text:p text:style-name="P11"/>
      <text:p text:style-name="Standard"/>
      <text:p text:style-name="Standard"><text:span text:style-name="T1">з/н: </text:span><text:span text:style-name="T6">12448</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3"><text:s text:c="4"/></text:span><text:span text:style-name="T17">Прибор </text:span><text:span text:style-name="T8">калибруется на дозиметрической поверочной установке УДГ-130, з/н № 015, погрешность ± 4 % (свидетельство о поверке № </text:span><text:span text:style-name="T9">210-1427/18</text:span><text:span text:style-name="T8">, выданное </text:span><text:span text:style-name="T9">23.10.2018</text:span><text:span text:style-name="T8">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9">22.10.2018 </text:span><text:span text:style-name="T8">г. ФГУП «ВНИИМ им. А.Д.Менделеева», г. Санкт-Петербург, Россия)</text:span><text:span text:style-name="T10">.</text:span></text:p>
      <text:p text:style-name="P4"/>
      <text:p text:style-name="P4"/>
      <text:p text:style-name="P4">Калибровочные данные</text:p>
      <text:p text:style-name="P12"/>
      <text:p text:style-name="P12"/>
      <text:p text:style-name="P1"><text:span text:style-name="T14">БДКГ-01 (</text:span><text:span text:style-name="T18"></text:span><text:span text:style-name="T19">)</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20">*</text:span><text:span text:style-name="T15">(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20">*</text:span><text:span text:style-name="T15">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0,71</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0,66</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6,6</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65</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0,66</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7</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6">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7">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5-04-14T17:00:00</meta:print-date>
    <meta:editing-cycles>39</meta:editing-cycles>
    <meta:editing-duration>PT6H1M3S</meta:editing-duration>
    <meta:generator>OpenOffice/4.1.4$Win32 OpenOffice.org_project/414m5$Build-9788</meta:generator>
    <meta:document-statistic meta:table-count="1" meta:image-count="0" meta:object-count="3" meta:page-count="1" meta:paragraph-count="38" meta:word-count="158" meta:character-count="1426"/>
  </office:meta>
</office:document-meta>
</file>